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Project Setup<text:tab/>1</text:p>
        </text:index-body>
      </text:table-of-content>
      <text:p text:style-name="Text_20_body"/>
      <text:h text:style-name="Heading_20_1" text:outline-level="1"><text:span text:style-name="T1">Project Setup</text:span></text:h>
      <text:p text:style-name="Text_20_body"><text:span text:style-name="T1">emp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Frost</meta:initial-creator>
    <meta:creation-date>2019-10-30T01:44:36.34</meta:creation-date>
    <meta:document-statistic meta:table-count="0" meta:image-count="0" meta:object-count="0" meta:page-count="1" meta:paragraph-count="4" meta:word-count="9" meta:character-count="50"/>
    <dc:date>2019-10-30T01:48:09.09</dc:date>
    <dc:creator>Nick Frost</dc:creator>
    <meta:editing-duration>PT3M33S</meta:editing-duration>
    <meta:editing-cycles>1</meta:editing-cycles>
    <meta:generator>OpenOffice/4.1.5$Win32 OpenOffice.org_project/415m1$Build-9789</meta:generator>
  </office:meta>
</office:document-meta>
</file>